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5440" officeooo:paragraph-rsid="00005440"/>
    </style:style>
    <style:style style:name="P2" style:family="paragraph" style:parent-style-name="Table_20_Contents" style:list-style-name="L1">
      <style:text-properties officeooo:rsid="00005440" officeooo:paragraph-rsid="00005440"/>
    </style:style>
    <style:style style:name="P3" style:family="paragraph" style:parent-style-name="Table_20_Contents">
      <style:paragraph-properties fo:text-align="center" style:justify-single-word="false"/>
      <style:text-properties officeooo:rsid="00005440" officeooo:paragraph-rsid="00005440"/>
    </style:style>
    <style:style style:name="P4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uld you do CouchSurfing? Why? Why not?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+</text:p>
          </table:table-cell>
          <table:table-cell table:style-name="Tableau1.B1" office:value-type="string">
            <text:p text:style-name="P4">–</text:p>
          </table:table-cell>
        </table:table-row>
        <table:table-row>
          <table:table-cell table:style-name="Tableau1.A2" office:value-type="string">
            <text:list xml:id="list8879359226354859049" text:style-name="L1">
              <text:list-item>
                <text:p text:style-name="P2">It is free </text:p>
              </text:list-item>
              <text:list-item>
                <text:p text:style-name="P2">Family spirit </text:p>
              </text:list-item>
              <text:list-item>
                <text:p text:style-name="P2">Sharing knowledge and culture </text:p>
              </text:list-item>
              <text:list-item>
                <text:p text:style-name="P2">The numerous number of places you can go </text:p>
              </text:list-item>
              <text:list-item>
                <text:p text:style-name="P2">New friendships </text:p>
              </text:list-item>
              <text:list-item>
                <text:p text:style-name="P2">Possible unions </text:p>
              </text:list-item>
              <text:list-item>
                <text:p text:style-name="P2">More open-mindedness </text:p>
              </text:list-item>
              <text:list-item>
                <text:p text:style-name="P2">New landscapes </text:p>
              </text:list-item>
            </text:list>
          </table:table-cell>
          <table:table-cell table:style-name="Tableau1.B2" office:value-type="string">
            <text:list xml:id="list143505719397241" text:continue-numbering="true" text:style-name="L1">
              <text:list-item>
                <text:p text:style-name="P2">Wouldn’t like to discover something unknown </text:p>
              </text:list-item>
              <text:list-item>
                <text:p text:style-name="P2">Wouldn’t feel secured </text:p>
              </text:list-item>
              <text:list-item>
                <text:p text:style-name="P2">Could be dangerous </text:p>
              </text:list-item>
              <text:list-item>
                <text:p text:style-name="P2">Would fear a lack of comfort </text:p>
              </text:list-item>
              <text:list-item>
                <text:p text:style-name="P2">Cultural clash 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20:28.959000000</meta:creation-date>
    <dc:date>2019-05-09T14:35:05.478000000</dc:date>
    <meta:editing-duration>PT4M3S</meta:editing-duration>
    <meta:editing-cycles>1</meta:editing-cycles>
    <meta:document-statistic meta:table-count="1" meta:image-count="0" meta:object-count="0" meta:page-count="1" meta:paragraph-count="16" meta:word-count="66" meta:character-count="348" meta:non-whitespace-character-count="297"/>
    <meta:generator>LibreOffice/5.1.6.2$Windows_x86 LibreOffice_project/07ac168c60a517dba0f0d7bc7540f5afa45f0909</meta:generator>
  </office:meta>
</office:document-meta>
</file>